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8in" table:align="center" style:writing-mode="lr-tb"/>
    </style:style>
    <style:style style:name="Table1.A" style:family="table-column">
      <style:table-column-properties style:column-width="6.6938in"/>
    </style:style>
    <style:style style:name="Table1.1" style:family="table-row">
      <style:table-row-properties style:min-row-height="0.3368in"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6306in" fo:keep-together="auto"/>
    </style:style>
    <style:style style:name="Table1.3" style:family="table-row">
      <style:table-row-properties style:min-row-height="0.5993in" fo:keep-together="auto"/>
    </style:style>
    <style:style style:name="Table1.4" style:family="table-row">
      <style:table-row-properties style:min-row-height="0.3431in" fo:keep-together="auto"/>
    </style:style>
    <style:style style:name="Table1.5" style:family="table-row">
      <style:table-row-properties style:min-row-height="0.3931in" fo:keep-together="auto"/>
    </style:style>
    <style:style style:name="Table1.6" style:family="table-row">
      <style:table-row-properties style:min-row-height="0.5806in" fo:keep-together="auto"/>
    </style:style>
    <style:style style:name="Table1.7" style:family="table-row">
      <style:table-row-properties style:min-row-height="0.1181in" fo:keep-together="auto"/>
    </style:style>
    <style:style style:name="Table1.8" style:family="table-row">
      <style:table-row-properties style:min-row-height="0.0417in" fo:keep-together="auto"/>
    </style:style>
    <style:style style:name="Table1.9" style:family="table-row">
      <style:table-row-properties style:min-row-height="1.1806in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8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10" style:family="paragraph" style:parent-style-name="Standard">
      <style:paragraph-properties fo:margin-top="0.0417in" fo:margin-bottom="0.0417in" fo:text-align="justify" style:justify-single-word="false"/>
    </style:style>
    <style:style style:name="P11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2" style:family="paragraph" style:parent-style-name="Standard">
      <style:paragraph-properties fo:margin-left="0.2209in" fo:margin-right="0in" fo:text-align="justify" style:justify-single-word="false" fo:text-indent="0in" style:auto-text-indent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14" style:family="paragraph" style:parent-style-name="Standard">
      <style:paragraph-properties fo:margin-top="0in" fo:margin-bottom="0in" fo:text-align="start" style:justify-single-word="false"/>
    </style:style>
    <style:style style:name="P15" style:family="paragraph" style:parent-style-name="Normal_20__28_Web_29_">
      <style:paragraph-properties fo:margin-top="0.0193in" fo:margin-bottom="0.0193in" fo:text-align="justify" style:justify-single-word="false"/>
    </style:style>
    <style:style style:name="P16" style:family="paragraph" style:parent-style-name="Normal_20__28_Web_29_">
      <style:paragraph-properties fo:margin-top="0.0193in" fo:margin-bottom="0.0193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Normal_20__28_Web_29_">
      <style:paragraph-properties fo:margin-top="0.0193in" fo:margin-bottom="0.0193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8" style:family="paragraph" style:parent-style-name="Normal_20__28_Web_29_">
      <style:paragraph-properties fo:margin-left="0.2209in" fo:margin-right="0in" fo:margin-top="0.0193in" fo:margin-bottom="0.0193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</style:style>
    <style:style style:name="P20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21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 fo:background-color="#ffffff">
        <style:background-image/>
      </style:paragraph-properties>
    </style:style>
    <style:style style:name="P2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 fo:background-color="#ffffff">
        <style:background-image/>
      </style:paragraph-properties>
      <style:text-properties fo:color="#000000" style:font-name="Arial1" fo:font-size="10pt" style:font-name-asian="Times New Roman2" style:font-size-asian="10pt" style:language-asian="pt" style:country-asian="BR" style:font-name-complex="Arial2" style:font-size-complex="10pt"/>
    </style:style>
    <style:style style:name="P23" style:family="paragraph" style:parent-style-name="Body_20_Text_20_2">
      <style:text-properties style:font-name="Arial1" fo:font-size="10pt" style:font-size-asian="10pt" style:font-name-complex="Arial2"/>
    </style:style>
    <style:style style:name="P24" style:family="paragraph" style:parent-style-name="Body_20_Text_20_2">
      <style:text-properties style:font-name="Arial1" fo:font-size="10pt" fo:font-weight="normal" style:font-size-asian="10pt" style:font-weight-asian="normal" style:font-name-complex="Arial2"/>
    </style:style>
    <style:style style:name="P25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6" style:family="paragraph" style:parent-style-name="Normal">
      <style:text-properties style:font-name="Arial" fo:font-size="10pt" style:font-size-asian="10pt" style:font-name-complex="Arial"/>
    </style:style>
    <style:style style:name="P27" style:family="paragraph" style:parent-style-name="Normal">
      <style:paragraph-properties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/>
    </style:style>
    <style:style style:name="P29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Normal">
      <style:paragraph-properties fo:margin-top="0in" fo:margin-bottom="0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fo:font-weight="normal" style:font-size-asian="10pt" style:font-weight-asian="normal" style:font-name-complex="Arial2"/>
    </style:style>
    <style:style style:name="T8" style:family="text">
      <style:text-properties style:font-name="Arial1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T9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style:font-name="Arial" fo:font-size="10pt" fo:font-weight="bold" fo:background-color="#ffff00" style:font-size-asian="10pt" style:font-weight-asian="bold" style:font-name-complex="Arial" style:font-size-complex="10pt" style:font-style-complex="italic" style:font-weight-complex="bold"/>
    </style:style>
    <style:style style:name="T11" style:family="text">
      <style:text-properties fo:color="#008000" style:font-name="Arial1" fo:font-size="10pt" style:font-size-asian="10pt" style:font-name-complex="Arial2" style:font-size-complex="10pt"/>
    </style:style>
    <style:style style:name="T12" style:family="text">
      <style:text-properties fo:language="en" fo:country="US"/>
    </style:style>
    <style:style style:name="T13" style:family="text">
      <style:text-properties style:font-name="Times New Roman1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14" style:family="text">
      <style:text-properties style:font-name="Times New Roman1" fo:font-size="10pt" fo:language="es" fo:country="PY" fo:font-weight="bold" fo:background-color="#00ff00" style:font-size-asian="10pt" style:font-weight-asian="bold" style:font-name-complex="Arial" style:font-size-complex="10pt" style:font-style-complex="italic" style:font-weight-complex="bold"/>
    </style:style>
    <style:style style:name="T15" style:family="text">
      <style:text-properties style:font-name="Times New Roman1" fo:language="es" fo:country="PY" fo:font-style="italic" fo:font-weight="bold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1" fo:language="es" fo:country="PY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Times New Roman1" fo:language="es" fo:country="PY" fo:font-style="italic" style:font-style-asian="italic" style:font-style-complex="italic"/>
    </style:style>
    <style:style style:name="T18" style:family="text">
      <style:text-properties style:font-name="Times New Roman1" fo:language="es" fo:country="PY" fo:font-style="italic" style:font-style-asian="italic" style:font-name-complex="Arial2" style:font-style-complex="italic"/>
    </style:style>
    <style:style style:name="T1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Arial" fo:font-size="10pt" fo:font-weight="bold" fo:background-color="#ffff00" style:font-size-asian="10pt" style:font-weight-asian="bold" style:font-name-complex="Arial" style:font-size-complex="10pt"/>
    </style:style>
    <style:style style:name="T22" style:family="text">
      <style:text-properties style:font-name="Arial" fo:font-size="10pt" style:font-size-asian="10pt" style:font-name-complex="Arial" style:font-size-complex="10pt"/>
    </style:style>
    <style:style style:name="T23" style:family="text">
      <style:text-properties style:font-name="Arial" fo:font-size="10pt" fo:background-color="#ffff00" style:font-size-asian="10pt" style:font-name-complex="Arial" style:font-size-complex="10pt"/>
    </style:style>
    <style:style style:name="T24" style:family="text">
      <style:text-properties style:font-name="Arial" fo:font-size="10pt" fo:background-color="#ffff00" style:font-size-asian="10pt" style:font-name-complex="Arial" style:font-size-complex="10pt" style:font-style-complex="italic"/>
    </style:style>
    <style:style style:name="T25" style:family="text">
      <style:text-properties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INFORMAÇÕES E DOCUMENTOS EXIGIDOS ANEXOS AO REQUERIMENTO </text:span></text:p>
      <text:p text:style-name="P9"><text:span text:style-name="T6">ANEXO II, ITEM 11 DO DECRETO 4.074/02 E ALTERADO PELO </text:span><text:span text:style-name="T9">DECRETO 5.981/06</text:span></text:p>
      <text:p text:style-name="P3"/>
      <text:p text:style-name="P5"><text:bookmark-start text:name="bmkTitulo1"/><field:fieldmark-start text:name="bmkTitulo" field:type="vnd.oasis.opendocument.field.FORMTEXT"/><text:span text:style-name="T6">PRODUTO TÉCNICO EQUIVALENTE / PRODUTO FORMULADO A BASE DE PRODUTO TÉCNICO EQUIVALENTE</text:span><field:fieldmark-end/><text:bookmark-end text:name="bmkTitulo1"/></text:p>
      <text:p text:style-name="P2"/>
      <text:p text:style-name="Standard"><text:span text:style-name="T6">11. Anexos: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6">11.1 Relatório Técnico </text:span></text:p>
            <text:p text:style-name="P4"/>
            <text:p text:style-name="P6"><text:span text:style-name="T3">Segue anexo relatório técnico.</text:span></text:p>
            <text:p text:style-name="P4"/>
          </table:table-cell>
        </table:table-row>
        <table:table-row table:style-name="Table1.2">
          <table:table-cell table:style-name="Table1.A1" office:value-type="string">
            <text:p text:style-name="P6"><text:span text:style-name="T6">11.2 Comprovante de que a empresa requerente está devidamente registrada nessa modalidade em órgão competente do Estado:</text:span></text:p>
            <text:p text:style-name="P4"/>
            <text:p text:style-name="P15"><text:span text:style-name="T2">A empresa </text:span><text:bookmark-start text:name="bmkReqNome1"/><field:fieldmark-start text:name="bmkReqNome" field:type="vnd.oasis.opendocument.field.FORMTEXT"/><text:span text:style-name="Fuente_20_de_20_párrafo_20_predeter."><text:span text:style-name="T13"><text:text-input text:description="&lt;o.operative_id.name&gt;">&lt;o.operative_id.name&gt;</text:text-input></text:span></text:span><text:span text:style-name="Fuente_20_de_20_párrafo_20_predeter."><text:span text:style-name="T20"> </text:span></text:span><field:fieldmark-end/><text:bookmark-end text:name="bmkReqNome1"/><text:span text:style-name="T2"><text:s/>está devidamente cadastrada junto ao órgão SEAB/PR sob o nº </text:span><text:bookmark-start text:name="bmkReqCod1"/><field:fieldmark-start text:name="bmkReqCod" field:type="vnd.oasis.opendocument.field.FORMTEXT"/><text:span text:style-name="Fuente_20_de_20_párrafo_20_predeter."><text:span text:style-name="T13"><text:text-input text:description="&lt;o.operative_id.partner_id.gov_registration_code&gt;">&lt;o.operative_id.partner_id.gov_registration_code&gt;</text:text-input></text:span></text:span><field:fieldmark-end/><text:bookmark-end text:name="bmkReqCod1"/><text:span text:style-name="T2"> conforme dados cadastrais da empresa junto à CGAA.</text:span></text:p>
            <text:p text:style-name="P16"/>
          </table:table-cell>
        </table:table-row>
        <table:table-row table:style-name="Table1.3">
          <table:table-cell table:style-name="Table1.A1" office:value-type="string">
            <text:p text:style-name="Body_20_Text_20_2"><text:span text:style-name="T1">11.3 Idem, relativamente ao(s) fabricante(s) estabelecido(s) no País:</text:span></text:p>
            <text:p text:style-name="P23"/>
            <text:p text:style-name="P19"><text:bookmark-start text:name="bmkFabInter"/><text:span text:style-name="T4">Não se aplica. Trata-se de fabricante internacional.</text:span></text:p>
            <text:p text:style-name="P19"><text:span text:style-name="T4"/></text:p>
            <text:p text:style-name="P26"><text:span text:style-name="Fuente_20_de_20_párrafo_20_predeter."><text:span text:style-name="T15"><text:text-input text:description="&lt;for each=&quot;manufacturer in o.partner_role_in_registry_ids&quot;&gt;">&lt;for each="manufacturer in o.partner_role_in_registry_ids"&gt;</text:text-input></text:span></text:span></text:p>
            <text:p text:style-name="P28"><text:bookmark-end text:name="bmkFabInter"/><text:span text:style-name="Fuente_20_de_20_párrafo_20_predeter."><text:span text:style-name="T15"><text:text-input text:description="&lt;if test=&quot;manufacturer.type =='manufacturer'&quot;&gt;">&lt;if test="manufacturer.type =='manufacturer'"&gt;</text:text-input></text:span></text:span></text:p>
            <text:p text:style-name="P15"><text:bookmark-start text:name="Bookmark"/><text:span text:style-name="T2">A empresa </text:span><text:bookmark-start text:name="bmkFabricantes"/><field:fieldmark-start text:name="bmkFabNome" field:type="vnd.oasis.opendocument.field.FORMTEXT"/><text:bookmark-start text:name="bmkFabNome1"/><text:span text:style-name="Fuente_20_de_20_párrafo_20_predeter."><text:span text:style-name="T13"><text:text-input text:description="&lt;manufacturer.partner_id.name&gt;">&lt;manufacturer.partner_id.name&gt;</text:text-input></text:span></text:span><text:bookmark-end text:name="bmkFabNome1"/><text:span text:style-name="Fuente_20_de_20_párrafo_20_predeter."><text:span text:style-name="T22"> </text:span></text:span><field:fieldmark-end/><text:bookmark-end text:name="bmkFabricantes"/><text:span text:style-name="T2"><text:s/>está devidamente cadastrada junto ao estado </text:span><text:bookmark-start text:name="bmkFabEstado1"/><field:fieldmark-start text:name="bmkFabEstado" field:type="vnd.oasis.opendocument.field.FORMTEXT"/><text:span text:style-name="Fuente_20_de_20_párrafo_20_predeter."><text:span text:style-name="T13"><text:text-input text:description="&lt;manufacturer.partner_id.state_id.name&gt;">&lt;manufacturer.partner_id.state_id.name&gt;</text:text-input></text:span></text:span><field:fieldmark-end/><text:bookmark-end text:name="bmkFabEstado1"/><text:span text:style-name="T2"> sob o nº </text:span><text:bookmark-start text:name="bmkFabCod1"/><field:fieldmark-start text:name="bmkFabCod" field:type="vnd.oasis.opendocument.field.FORMTEXT"/><text:span text:style-name="Fuente_20_de_20_párrafo_20_predeter."><text:span text:style-name="T13"><text:text-input text:description="&lt;manufacturer.partner_id.gov_registration_code&gt;">&lt;manufacturer.partner_id.gov_registration_code&gt;</text:text-input></text:span></text:span><field:fieldmark-end/><text:bookmark-end text:name="bmkFabCod1"/><text:span text:style-name="T2"> conforme dados cadastrais da empresa junto à CGAA.</text:span></text:p>
            <text:p text:style-name="P17"/>
            <text:p text:style-name="P30"><text:span text:style-name="Fuente_20_de_20_párrafo_20_predeter."><text:span text:style-name="T17"><text:text-input text:description="&lt;/if&gt;">&lt;/if&gt;</text:text-input></text:span></text:span></text:p>
            <text:p text:style-name="P29"><text:span text:style-name="Fuente_20_de_20_párrafo_20_predeter."><text:span text:style-name="T16"><text:text-input text:description="&lt;/for&gt;">&lt;/for&gt;</text:text-input></text:span></text:span><text:bookmark-end text:name="Bookmark"/></text:p>
          </table:table-cell>
        </table:table-row>
        <table:table-row table:style-name="Table1.4">
          <table:table-cell table:style-name="Table1.A1" office:value-type="string">
            <text:p text:style-name="P6"><text:span text:style-name="T6">11.4 Idem, relativamente ao(s) formulador(es) estabelecido(s) no País:</text:span></text:p>
            <text:p text:style-name="P8"/>
            <text:p text:style-name="P27"><text:span text:style-name="Fuente_20_de_20_párrafo_20_predeter."><text:span text:style-name="T17"><text:text-input text:description="&lt;for each=&quot;formulator in o.partner_role_in_registry_ids&quot;&gt;">&lt;for each="formulator in o.partner_role_in_registry_ids"&gt;</text:text-input></text:span></text:span></text:p>
            <text:p text:style-name="P32"><text:span text:style-name="Fuente_20_de_20_párrafo_20_predeter."><text:span text:style-name="T17"><text:text-input text:description="&lt;if test=&quot;formulator.type =='formulator'&quot;&gt;">&lt;if test="formulator.type =='formulator'"&gt;</text:text-input></text:span></text:span><text:bookmark-start text:name="bkmCursor"/></text:p>
            <text:p text:style-name="P6"><text:bookmark-start text:name="bkmFormBRNome1"/><text:bookmark-start text:name="bkmFormuladores"/><field:fieldmark-start text:name="bkmFormBRNome" field:type="vnd.oasis.opendocument.field.FORMTEXT"/><text:span text:style-name="Fuente_20_de_20_párrafo_20_predeter."><text:span text:style-name="T13"><text:text-input text:description="&lt;formulator.partner_id.name&gt;">&lt;formulator.partner_id.name&gt;</text:text-input></text:span></text:span><text:bookmark text:name="bkmFormBRNome2"/><text:span text:style-name="Fuente_20_de_20_párrafo_20_predeter."><text:span text:style-name="T19">.</text:span></text:span><field:fieldmark-end/><text:bookmark-end text:name="bkmFormuladores"/><text:span text:style-name="T2">.</text:span></text:p>
            <text:p text:style-name="P10"><text:span text:style-name="T2">A empresa </text:span><text:bookmark-start text:name="bkmFormBrNome21"/><field:fieldmark-start text:name="bkmFormBrNome2" field:type="vnd.oasis.opendocument.field.FORMTEXT"/><text:span text:style-name="Fuente_20_de_20_párrafo_20_predeter."><text:span text:style-name="T13"><text:text-input text:description="&lt;formulator.partner_id.name&gt;">&lt;formulator.partner_id.name&gt;</text:text-input></text:span></text:span><field:fieldmark-end/><text:bookmark-end text:name="bkmFormBrNome21"/><text:span text:style-name="T5">, </text:span><text:span text:style-name="T2">está devidamente cadastrada junto ao órgão </text:span><text:bookmark-start text:name="bkmFormBrOrgao1"/><field:fieldmark-start text:name="bkmFormBrOrgao" field:type="vnd.oasis.opendocument.field.FORMTEXT"/><text:span text:style-name="Fuente_20_de_20_párrafo_20_predeter."><text:span text:style-name="T13"><text:text-input text:description="&lt;formulator.partner_id.gov_registration_agency.name&gt;">&lt;formulator.partner_id.gov_registration_agency.name&gt;</text:text-input></text:span></text:span><field:fieldmark-end/><text:bookmark-end text:name="bkmFormBrOrgao1"/><text:span text:style-name="T2">, sob número </text:span><text:bookmark-start text:name="bkmFormBrCodReg1"/><field:fieldmark-start text:name="bkmFormBrCodReg" field:type="vnd.oasis.opendocument.field.FORMTEXT"/><text:bookmark-start text:name="bkmFormBrCodReg4"/><text:span text:style-name="Fuente_20_de_20_párrafo_20_predeter."><text:span text:style-name="T13"><text:text-input text:description="&lt;formulator.partner_id.gov_registration_code&gt;">&lt;formulator.partner_id.gov_registration_code&gt;</text:text-input></text:span></text:span><text:bookmark-end text:name="bkmFormBrCodReg4"/><field:fieldmark-end/><text:bookmark-end text:name="bkmFormBrCodReg1"/><text:span text:style-name="T2">, conforme dados cadastrais da empresa junto à CGAA.</text:span></text:p>
            <text:p text:style-name="P10"><text:span text:style-name="T2">Declaração de formulador, emitida em </text:span><text:bookmark-start text:name="bkmFormBrDataEmissao1"/><field:fieldmark-start text:name="bkmFormBrDataEmissao" field:type="vnd.oasis.opendocument.field.FORMTEXT"/><text:span text:style-name="Fuente_20_de_20_párrafo_20_predeter."><text:span text:style-name="T23">Product/Formulated/Received document/Issue date </text:span></text:span><field:fieldmark-end/><text:bookmark-end text:name="bkmFormBrDataEmissao1"/><text:span text:style-name="T2">.</text:span></text:p>
            <text:p text:style-name="P14"><text:span text:style-name="T2"/></text:p>
            <text:p text:style-name="P14"><text:span text:style-name="T2">s</text:span></text:p>
            <text:p text:style-name="P14"><text:span text:style-name="T2"><text:text-input text:description="&lt;for each=&quot;presentation in filter_presentations(o.partner_document_presentation_ids, 'Declaration of composition', 'approved')&quot;&gt;">for each filtered presentation</text:text-input></text:span></text:p>
            <text:p text:style-name="P14"><text:span text:style-name="T2"/></text:p>
            <text:p text:style-name="P14"><text:span text:style-name="T2"><text:text-input text:description="presentation.name">presentation.id</text:text-input></text:span></text:p>
            <text:p text:style-name="P14"><text:span text:style-name="T2"><text:text-input text:description="&lt;presentation.id&gt;">presentation.name</text:text-input></text:span></text:p>
            <text:p text:style-name="P10"><text:span text:style-name="T2">&lt;for each="presentation in filter_presentations(o.partner_document_presentation_ids, 'Declaration of composition', 'approved')"&gt;</text:span></text:p>
            <text:p text:style-name="P14"><text:span text:style-name="T2"><text:text-input text:description="&lt;/for&gt;">end for</text:text-input></text:span></text:p>
            <text:p text:style-name="P10"><text:span text:style-name="T2"/></text:p>
            <text:p text:style-name="P10"><text:span text:style-name="T2">Cadastro Estadual junto à </text:span><text:bookmark-start text:name="bkmFormBrOrgao21"/><field:fieldmark-start text:name="bkmFormBrOrgao2" field:type="vnd.oasis.opendocument.field.FORMTEXT"/><text:span text:style-name="Fuente_20_de_20_párrafo_20_predeter."><text:span text:style-name="T13"><text:text-input text:description="&lt;o.operative_id.partner_id.gov_registration_agency.name&gt;">&lt;o.operative_id.partner_id.gov_registration_agency.name&gt;</text:text-input></text:span></text:span><field:fieldmark-end/><text:bookmark-end text:name="bkmFormBrOrgao21"/><text:span text:style-name="T2">, sob número </text:span><text:bookmark-start text:name="bkmFormBrCodReg21"/><field:fieldmark-start text:name="bkmFormBrCodReg2" field:type="vnd.oasis.opendocument.field.FORMTEXT"/><text:span text:style-name="Fuente_20_de_20_párrafo_20_predeter."><text:span text:style-name="T13"><text:text-input text:description="&lt;o.operative_id.partner_id.gov_registration_code&gt;">&lt;o.operative_id.partner_id.gov_registration_code&gt;</text:text-input></text:span></text:span><field:fieldmark-end/><text:bookmark-end text:name="bkmFormBrCodReg21"/><text:span text:style-name="T2">, emitido em </text:span><text:bookmark-start text:name="bkmFormBrDataReg1"/><field:fieldmark-start text:name="bkmFormBrDataReg" field:type="vnd.oasis.opendocument.field.FORMTEXT"/><text:bookmark-start text:name="bkmFormBrDataReg2"/><text:span text:style-name="Fuente_20_de_20_párrafo_20_predeter."><text:span text:style-name="T13"><text:text-input text:description="&lt;o.operative_id.partner_id.gov_registration_date&gt;">&lt;o.operative_id.partner_id.gov_registration_date&gt;</text:text-input></text:span></text:span><text:bookmark-end text:name="bkmFormBrDataReg2"/><text:span text:style-name="Fuente_20_de_20_párrafo_20_predeter."><text:span text:style-name="T22">.</text:span></text:span><field:fieldmark-end/><text:bookmark-end text:name="bkmFormBrDataReg1"/><text:span text:style-name="T2">.</text:span></text:p>
            <text:p text:style-name="P10"><text:soft-page-break/><text:span text:style-name="T2">Licença de Operação nº </text:span><text:bookmark-start text:name="bkmFormBrCodReg31"/><field:fieldmark-start text:name="bkmFormBrCodReg3" field:type="vnd.oasis.opendocument.field.FORMTEXT"/><text:span text:style-name="Fuente_20_de_20_párrafo_20_predeter."><text:span text:style-name="T23">Source/Enviromental licence </text:span></text:span><field:fieldmark-end/><text:bookmark-end text:name="bkmFormBrCodReg31"/><text:span text:style-name="T2">, emitida pela </text:span><text:bookmark-start text:name="bkmFormBrNome31"/><field:fieldmark-start text:name="bkmFormBrNome3" field:type="vnd.oasis.opendocument.field.FORMTEXT"/><text:span text:style-name="Fuente_20_de_20_párrafo_20_predeter."><text:span text:style-name="T13"><text:text-input text:description="&lt;o.operative_id.name&gt;">&lt;o.operative_id.name&gt;</text:text-input></text:span></text:span><field:fieldmark-end/><text:bookmark-end text:name="bkmFormBrNome31"/><text:span text:style-name="T5">,</text:span><text:span text:style-name="T2"> em </text:span><text:bookmark-start text:name="bkmFormBRDataLicenca1"/><field:fieldmark-start text:name="bkmFormBRDataLicenca" field:type="vnd.oasis.opendocument.field.FORMTEXT"/><text:span text:style-name="T2">Source/Environmental license Date</text:span><field:fieldmark-end/><text:bookmark-end text:name="bkmFormBRDataLicenca1"/><text:span text:style-name="T2">.</text:span></text:p>
            <text:p text:style-name="P10"><text:span text:style-name="T2">Certificado de Regularidade do IBAMA – cópia simples extraída do site do IBAMA</text:span></text:p>
            <text:p text:style-name="P10"><text:bookmark-end text:name="bkmFormBRNome1"/><text:bookmark-start text:name="bkmFormEstrNome1"/><text:bookmark-start text:name="Bookmark1"/><field:fieldmark-start text:name="bkmFormEstrNome" field:type="vnd.oasis.opendocument.field.FORMTEXT"/><text:span text:style-name="Fuente_20_de_20_párrafo_20_predeter."><text:span text:style-name="T25"><text:text-input text:description="&lt;o.operative_id.name&gt;">&lt;o.operative_id.name&gt;</text:text-input></text:span></text:span><field:fieldmark-end/><text:bookmark-end text:name="Bookmark1"/><text:span text:style-name="T5">.</text:span></text:p>
            <text:p text:style-name="P10"><text:span text:style-name="T2">Segue anexa cópia autenticada, com tradução juramentada, da Declaração de Formulador da empresa </text:span><text:bookmark-start text:name="bkmFormEstrNome21"/><field:fieldmark-start text:name="bkmFormEstrNome2" field:type="vnd.oasis.opendocument.field.FORMTEXT"/><text:span text:style-name="Fuente_20_de_20_párrafo_20_predeter."><text:span text:style-name="T13"><text:text-input text:description="&lt;o.operative_id.name&gt;">&lt;o.operative_id.name&gt;</text:text-input></text:span></text:span><field:fieldmark-end/><text:bookmark-end text:name="bkmFormEstrNome21"/><text:span text:style-name="T2"> emitida em </text:span><text:bookmark-start text:name="bkmFormEstrEmissao1"/><field:fieldmark-start text:name="bkmFormEstrEmissao" field:type="vnd.oasis.opendocument.field.FORMTEXT"/><text:span text:style-name="Fuente_20_de_20_párrafo_20_predeter."><text:span text:style-name="T23">Product/Formulated/Received document/Issue dat</text:span></text:span><text:span text:style-name="Fuente_20_de_20_párrafo_20_predeter."><text:span text:style-name="T22">e </text:span></text:span><field:fieldmark-end/><text:bookmark-end text:name="bkmFormEstrEmissao1"/><text:span text:style-name="T2">.</text:span></text:p>
            <text:p text:style-name="P31"><text:span text:style-name="Fuente_20_de_20_párrafo_20_predeter."><text:span text:style-name="T18"><text:text-input text:description="&lt;/for&gt;">&lt;/for&gt;</text:text-input></text:span></text:span></text:p>
            <text:p text:style-name="P10"><text:span text:style-name="T2">Cadastro Estadual, Licença de Operação e Certificado de Regularidade junto ao IBAMA: Não se aplica, trata-se de Formulador estrangeiro</text:span><text:bookmark-end text:name="bkmFormEstrNome1"/></text:p>
            <text:p text:style-name="P1"><text:bookmark-start text:name="Bookmark2"/></text:p>
            <text:p text:style-name="P11"><text:bookmark-end text:name="bkmCursor"/><text:bookmark-end text:name="Bookmark2"/></text:p>
          </table:table-cell>
        </table:table-row>
        <table:table-row table:style-name="Table1.5">
          <table:table-cell table:style-name="Table1.A1" office:value-type="string">
            <text:p text:style-name="P6"><text:span text:style-name="T6">11.5 Documento comprobatório da condição de representante legal da empresa requerente:</text:span></text:p>
            <text:p text:style-name="P4"/>
            <text:p text:style-name="P15"><text:bookmark-start text:name="bmkRepNome1"/><field:fieldmark-start text:name="bmkRepNome" field:type="vnd.oasis.opendocument.field.FORMTEXT"/><text:span text:style-name="Fuente_20_de_20_párrafo_20_predeter."><text:span text:style-name="T21">User/Name</text:span></text:span><field:fieldmark-end/><text:bookmark-end text:name="bmkRepNome1"/><text:span text:style-name="T2"> é representante legal da empresa </text:span><text:bookmark-start text:name="bmkReqNome21"/><field:fieldmark-start text:name="bmkReqNome2" field:type="vnd.oasis.opendocument.field.FORMTEXT"/><text:span text:style-name="Fuente_20_de_20_párrafo_20_predeter."><text:span text:style-name="T22"><text:s/></text:span></text:span><text:bookmark-start text:name="bmkReqNome22"/><text:span text:style-name="Fuente_20_de_20_párrafo_20_predeter."><text:span text:style-name="T13"><text:text-input text:description="&lt;o.operative_id.name&gt;">&lt;o.operative_id.name&gt;</text:text-input></text:span></text:span><text:bookmark-end text:name="bmkReqNome22"/><field:fieldmark-end/><text:bookmark-end text:name="bmkReqNome21"/><text:span text:style-name="T2">, conforme consta da procuração de 10 de maio de 2010, constante da pasta cadastral junto à CGAA.</text:span></text:p>
            <text:p text:style-name="P16"/>
          </table:table-cell>
        </table:table-row>
        <table:table-row table:style-name="Table1.6">
          <table:table-cell table:style-name="Table1.A1" office:value-type="string">
            <text:p text:style-name="P6"><text:span text:style-name="T6">11.6 Certificado de análise física do produto: </text:span></text:p>
            <text:p text:style-name="P4"/>
            <text:p text:style-name="P15"><text:span text:style-name="T2">De acordo com o resultado da análise, o prod</text:span><text:bookmark text:name="_GoBack"/><text:span text:style-name="T2">uto encontra-se dentro das especificações, conforme cópia autenticada do Certificado de Análise nº </text:span><text:bookmark-start text:name="bmkCaCode1"/><field:fieldmark-start text:name="bmkCaCode" field:type="vnd.oasis.opendocument.field.FORMTEXT"/><text:span text:style-name="Fuente_20_de_20_párrafo_20_predeter."><text:span text:style-name="T14"><text:text-input text:description="&lt;o.study_presentation_ids.study_id.reference&gt;">&lt;o.study_presentation_ids.study_id.reference&gt;</text:text-input></text:span></text:span><field:fieldmark-end/><text:bookmark-end text:name="bmkCaCode1"/><text:span text:style-name="T2">, expedido pela </text:span><text:bookmark-start text:name="bmkCaLaboratory1"/><field:fieldmark-start text:name="bmkCaLaboratory" field:type="vnd.oasis.opendocument.field.FORMTEXT"/><text:span text:style-name="Fuente_20_de_20_párrafo_20_predeter."><text:span text:style-name="T14"><text:text-input text:description="&lt;o.study_presentation_ids.study_id.laboratory_id.name&gt;">&lt;o.study_presentation_ids.study_id.laboratory_id.name&gt;</text:text-input></text:span></text:span><field:fieldmark-end/><text:bookmark-end text:name="bmkCaLaboratory1"/><text:span text:style-name="T2">.</text:span></text:p>
            <text:p text:style-name="P18"/>
          </table:table-cell>
        </table:table-row>
        <table:table-row table:style-name="Table1.7">
          <table:table-cell table:style-name="Table1.A1" office:value-type="string">
            <text:p text:style-name="Body_20_Text_20_2"><text:span text:style-name="T1">11.7 Quando existentes informações sobre a situação do produto, registro, usos autorizados, restrições e seus motivos, relativamente ao País de origem:</text:span></text:p>
            <text:p text:style-name="P23"/>
            <text:p text:style-name="P6"><text:bookmark-start text:name="bmkSituProd1"/><field:fieldmark-start text:name="bmkSituProd" field:type="vnd.oasis.opendocument.field.FORMTEXT"/><text:span text:style-name="Fuente_20_de_20_párrafo_20_predeter."><text:span text:style-name="T24">Product/Technical/Information/Description</text:span></text:span><field:fieldmark-end/><text:bookmark-end text:name="bmkSituProd1"/></text:p>
            <text:p text:style-name="P1"/>
          </table:table-cell>
        </table:table-row>
        <table:table-row table:style-name="Table1.8">
          <table:table-cell table:style-name="Table1.A1" office:value-type="string">
            <text:p text:style-name="P6"><text:span text:style-name="T6">11.8 Informações sobre a existência de restrições ou proibições a produtos à base do mesmo ingrediente ativo e seus motivos, em outros países;</text:span></text:p>
            <text:p text:style-name="P4"/>
            <text:p text:style-name="P21"><text:bookmark-start text:name="bmkRest1"/><field:fieldmark-start text:name="bmkRest" field:type="vnd.oasis.opendocument.field.FORMTEXT"/><text:span text:style-name="Fuente_20_de_20_párrafo_20_predeter."><text:span text:style-name="T24">Product/Technical/Information/Description</text:span></text:span><field:fieldmark-end/><text:bookmark-end text:name="bmkRest1"/></text:p>
            <text:p text:style-name="P22"/>
          </table:table-cell>
        </table:table-row>
        <table:table-row table:style-name="Table1.9">
          <table:table-cell table:style-name="Table1.A1" office:value-type="string">
            <text:p text:style-name="Body_20_Text_20_2"><text:span text:style-name="T1">11.9 Descrição detalhada do(s) método(s) de desativação do produto, acompanhada de laudo técnico que indique o poder de redução dos componentes, com a identificação dos resíduos remanescentes e a entidade instalada no País apta a realização do processo:</text:span></text:p>
            <text:p text:style-name="P23"/>
            <text:p text:style-name="P19"><text:span text:style-name="T9">Método de desativação: </text:span><text:bookmark-start text:name="bmkMetoDesativacao1"/><field:fieldmark-start text:name="bmkMetoDesativacao" field:type="vnd.oasis.opendocument.field.FORMTEXT"/><text:span text:style-name="Fuente_20_de_20_párrafo_20_predeter."><text:span text:style-name="T10">Product/Technical/Information/Description</text:span></text:span><field:fieldmark-end/><text:bookmark-end text:name="bmkMetoDesativacao1"/></text:p>
            <text:p text:style-name="P20"/>
            <text:p text:style-name="P7"><text:span text:style-name="T2">Segue anexa cópia autenticada do Laudo Técnico nº </text:span><text:bookmark-start text:name="bmkNumeAbetre1"/><field:fieldmark-start text:name="bmkNumeAbetre" field:type="vnd.oasis.opendocument.field.FORMTEXT"/><text:span text:style-name="Fuente_20_de_20_párrafo_20_predeter."><text:span text:style-name="T24">Product/Technical/Information/Description </text:span></text:span><field:fieldmark-end/><text:bookmark-end text:name="bmkNumeAbetre1"/><text:span text:style-name="T4"><text:s/></text:span><text:span text:style-name="T2">da </text:span><text:bookmark-start text:name="bmkInstAbetre1"/><field:fieldmark-start text:name="bmkInstAbetre" field:type="vnd.oasis.opendocument.field.FORMTEXT"/><text:span text:style-name="Fuente_20_de_20_párrafo_20_predeter."><text:span text:style-name="T24">Product/Technical/Information/Description </text:span></text:span><field:fieldmark-end/><text:bookmark-end text:name="bmkInstAbetre1"/><text:span text:style-name="T2"><text:s/>referente à desativação do produto </text:span><text:bookmark-start text:name="bmkProdName1"/><field:fieldmark-start text:name="bmkProdName" field:type="vnd.oasis.opendocument.field.FORMTEXT"/><text:bookmark-start text:name="bmkProdName2"/><text:span text:style-name="Fuente_20_de_20_párrafo_20_predeter."><text:span text:style-name="T14"><text:text-input text:description="&lt;o.technical_product_id.name&gt;">&lt;o.technical_product_id.name&gt;</text:text-input></text:span></text:span><text:bookmark-end text:name="bmkProdName2"/><text:span text:style-name="Fuente_20_de_20_párrafo_20_predeter."><text:span text:style-name="T22">,</text:span></text:span><field:fieldmark-end/><text:bookmark-end text:name="bmkProdName1"/><text:span text:style-name="T2"> de </text:span><text:bookmark-start text:name="bmkDataAbetre1"/><field:fieldmark-start text:name="bmkDataAbetre" field:type="vnd.oasis.opendocument.field.FORMTEXT"/><text:span text:style-name="Fuente_20_de_20_párrafo_20_predeter."><text:span text:style-name="T24">Product/Technical/Information/Description </text:span></text:span><field:fieldmark-end/><text:bookmark-end text:name="bmkDataAbetre1"/><text:span text:style-name="T2">.</text:span></text:p>
            <text:p text:style-name="P12"><text:span text:style-name="T2"><text:s/></text:span><text:span text:style-name="T11"><text:s/></text:span></text:p>
          </table:table-cell>
        </table:table-row>
        <table:table-row table:style-name="Table1.9">
          <table:table-cell table:style-name="Table1.A1" office:value-type="string">
            <text:p text:style-name="Body_20_Text_20_2"><text:span text:style-name="T1">11.10 Cópia do Certificado de Registro Especial Temporário – RET quando houver testes realizados no Brasil. </text:span></text:p>
            <text:p text:style-name="P23"/>
            <text:p text:style-name="Body_20_Text_20_2"><text:bookmark-start text:name="Bookmark3"/><text:span text:style-name="T7">Segue cópia autenticada do RET nº </text:span><text:bookmark-start text:name="bkmRet"/><field:fieldmark-start text:name="bkmRetNumero" field:type="vnd.oasis.opendocument.field.FORMTEXT"/><text:span text:style-name="T7">Sample/EUP/Certificate number</text:span><field:fieldmark-end/><text:bookmark-end text:name="bkmRet"/><text:span text:style-name="T7"> emitido em </text:span><text:bookmark-start text:name="bkmRetData1"/><field:fieldmark-start text:name="bkmRetData" field:type="vnd.oasis.opendocument.field.FORMTEXT"/><text:span text:style-name="T7">Sample/EUP/Certificate date</text:span><field:fieldmark-end/><text:bookmark-end text:name="bkmRetData1"/><text:span text:style-name="T7"> com validade até </text:span><text:bookmark-start text:name="bkmRetValidade1"/><field:fieldmark-start text:name="bkmRetValidade" field:type="vnd.oasis.opendocument.field.FORMTEXT"/><text:span text:style-name="T7">Sample/EUP/Certificate expiration</text:span><field:fieldmark-end/><text:bookmark-end text:name="bkmRetValidade1"/><text:span text:style-name="T7">, que suporta as pesquisas realizadas para o produto codificado como </text:span><text:bookmark-start text:name="bkmRetProCodigo1"/><field:fieldmark-start text:name="bkmRetProCodigo" field:type="vnd.oasis.opendocument.field.FORMTEXT"/><text:span text:style-name="T7">Product/Technical/Code</text:span><field:fieldmark-end/><text:bookmark-end text:name="bkmRetProCodigo1"/><text:span text:style-name="T7">.</text:span></text:p>
            <text:p text:style-name="P24"/>
            <text:p text:style-name="P24"><text:bookmark-end text:name="Bookmark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2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2" style:language-asian="pt" style:country-asian="BR" style:font-weight-asian="bold" style:font-name-complex="Times New Roman2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2" style:language-asian="pt" style:country-asian="BR" style:font-name-complex="Times New Roman2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2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2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2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T1" style:family="text">
      <style:text-properties style:font-name="Arial1" fo:font-size="8pt" fo:language="en" fo:country="US" fo:font-weight="bold" style:font-size-asian="8pt" style:font-weight-asian="bold" style:font-name-complex="Arial2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1.3799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 </text:span><text:bookmark-start text:name="bmkHeaderProd"/><text:span text:style-name="MT1">Product/Technical/Name</text:span><text:bookmark-end text:name="bmkHeaderProd"/></text:p>
        <text:p text:style-name="MP1"><text:span text:style-name="MT1">Product/Formulated/Name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0</meta:editing-cycles>
    <meta:print-date>2010-03-22T17:26:00</meta:print-date>
    <meta:creation-date>2013-06-07T10:53:02</meta:creation-date>
    <dc:date>2013-06-07T14:05:44</dc:date>
    <meta:editing-duration>PT2H44M45S</meta:editing-duration>
    <meta:generator>LibreOffice/3.5$Linux_X86_64 LibreOffice_project/350m1$Build-2</meta:generator>
    <meta:document-statistic meta:table-count="1" meta:image-count="0" meta:object-count="0" meta:page-count="2" meta:paragraph-count="50" meta:word-count="573" meta:character-count="4509" meta:non-whitespace-character-count="4056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